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SettingsBeanFactoryPostProcessor.getNameForProperty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SettingsBeanFactoryPostProcessor.getRunn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SettingsBeanFactoryPostProcessor.set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